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9" text:continue-numbering="true" text:continue-list="list_Lis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1" text:continue-numbering="true" text:continue-list="list_Lis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22" text:continue-numbering="true" text:continue-list="list_Lis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23" text:continue-numbering="true" text:continue-list="list_Lis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4"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